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968" officeooo:paragraph-rsid="00069968"/>
    </style:style>
    <style:style style:name="P2" style:family="paragraph" style:parent-style-name="Standard">
      <style:text-properties officeooo:rsid="00087d9e" officeooo:paragraph-rsid="00087d9e"/>
    </style:style>
    <style:style style:name="P3" style:family="paragraph" style:parent-style-name="Standard">
      <style:text-properties officeooo:rsid="00096243" officeooo:paragraph-rsid="00096243"/>
    </style:style>
    <style:style style:name="P4" style:family="paragraph" style:parent-style-name="Standard">
      <style:text-properties officeooo:rsid="000dcc5c" officeooo:paragraph-rsid="000dcc5c"/>
    </style:style>
    <style:style style:name="P5" style:family="paragraph" style:parent-style-name="Standard" style:list-style-name="L1">
      <style:text-properties officeooo:rsid="000dcc5c" officeooo:paragraph-rsid="000dcc5c"/>
    </style:style>
    <style:style style:name="P6" style:family="paragraph" style:parent-style-name="Standard">
      <style:text-properties officeooo:rsid="000dcc5c" officeooo:paragraph-rsid="000dcc5c"/>
    </style:style>
    <style:style style:name="P7" style:family="paragraph" style:parent-style-name="Standard">
      <style:text-properties officeooo:rsid="00108544" officeooo:paragraph-rsid="00108544"/>
    </style:style>
    <style:style style:name="P8" style:family="paragraph" style:parent-style-name="Standard">
      <style:text-properties officeooo:rsid="00121605" officeooo:paragraph-rsid="00121605"/>
    </style:style>
    <style:style style:name="P9" style:family="paragraph" style:parent-style-name="Standard" style:list-style-name="L2">
      <style:text-properties officeooo:rsid="00121605" officeooo:paragraph-rsid="00121605"/>
    </style:style>
    <style:style style:name="P10" style:family="paragraph" style:parent-style-name="Standard">
      <style:text-properties officeooo:rsid="0014469a" officeooo:paragraph-rsid="0014469a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dcc5c" officeooo:paragraph-rsid="000dcc5c"/>
    </style:style>
    <style:style style:name="P1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08544" officeooo:paragraph-rsid="00108544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21605" officeooo:paragraph-rsid="00121605"/>
    </style:style>
    <style:style style:name="P14" style:family="paragraph" style:parent-style-name="Standard">
      <style:paragraph-properties fo:break-before="page"/>
      <style:text-properties officeooo:rsid="00121605" officeooo:paragraph-rsid="00121605"/>
    </style:style>
    <style:style style:name="T1" style:family="text">
      <style:text-properties officeooo:rsid="0007eb0a"/>
    </style:style>
    <style:style style:name="T2" style:family="text">
      <style:text-properties officeooo:rsid="000a85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 instalar postgresql ocurren los siguientes pasos:</text:p>
      <text:p text:style-name="P1"><text:tab/>1. Se crea un usuario con nombre “postgres” que es el usuario del sistema operativo.</text:p>
      <text:p text:style-name="P2"><text:tab/>1’5. Se crea un usuario con nombre “postgres” que es el usuario del cluster.</text:p>
      <text:p text:style-name="P1"><text:tab/>2. Se crea un cluster que es el conjunto de las bases de datos dentro del sistema con nombre <text:tab/>“main” (contiene 3 bases de datos con nombres “template0 <text:span text:style-name="T1">(sirve para crear template1)</text:span>, <text:tab/>template1<text:span text:style-name="T1">(sirve como plantilla para crear las demas bases de datos)</text:span> y postgres<text:span text:style-name="T1">(base de datos <text:tab/>de prueba)</text:span>”).</text:p>
      <text:p text:style-name="P1"><text:tab/><text:tab/>- <text:span text:style-name="T1">Metabase: conjunto de tablas y vistas prefabricadas que usa el sgbd para gestionarse <text:tab/><text:tab/><text:tab/> <text:s text:c="7"/>a si mismo.</text:span></text:p>
      <text:p text:style-name="P1"><text:tab/><text:tab/>- <text:span text:style-name="T1">Diccionario de datos:</text:span></text:p>
      <text:p text:style-name="P1"><text:tab/><text:tab/>- <text:span text:style-name="T1">Catálogo:</text:span></text:p>
      <text:p text:style-name="P1"/>
      <text:p text:style-name="P3">Autenticación de clientes:</text:p>
      <text:p text:style-name="P3"><text:tab/>- Para poder identificarse en postgresql, solo permite entrar en una base de datos usando un <text:tab/>usuario “x” del s.o. y usando un usuario “x” del cluster, igual usuario del s.o. e igual usuario <text:tab/>en el cluster.</text:p>
      <text:p text:style-name="P3"/>
      <text:p text:style-name="P3"><text:tab/>- Al instalar postgresql solo puedes conectarte con el usuario de s.o. “postgres” <text:tab/>al cual no <text:tab/>se puede acceder, por lo que para acceder al cluster con el usuario “postgres” debemos ser <text:tab/>administradores en linux para poder usar el comando “sudo”.<text:span text:style-name="T2">(sudo -u postgres “comando”)</text:span></text:p>
      <text:p text:style-name="P3"/>
      <text:p text:style-name="P3"><text:tab/>-aaaa</text:p>
      <text:p text:style-name="P3"/>
      <text:p text:style-name="P3"/>
      <text:p text:style-name="P3"/>
      <text:p text:style-name="P4">credenciales</text:p>
      <text:list xml:id="list6663829619075947901" text:style-name="L1">
        <text:list-item>
          <text:p text:style-name="P5">tipo de conexión:(primera columna)</text:p>
          <text:list>
            <text:list-item>
              <text:p text:style-name="P5">local</text:p>
            </text:list-item>
            <text:list-item>
              <text:p text:style-name="P5">remota(host)</text:p>
            </text:list-item>
          </text:list>
        </text:list-item>
        <text:list-item>
          <text:p text:style-name="P5">base de datos(segunda columna)</text:p>
        </text:list-item>
        <text:list-item>
          <text:p text:style-name="P5">usuario del cluster(tercera columna)</text:p>
        </text:list-item>
        <text:list-item>
          <text:p text:style-name="P5">direcion ip origen(cuarta columna)</text:p>
        </text:list-item>
      </text:list>
      <text:p text:style-name="P4"/>
      <text:p text:style-name="P4"/>
      <text:p text:style-name="P4"/>
      <text:p text:style-name="P4"/>
      <text:p text:style-name="P11"/>
      <text:p text:style-name="P4"/>
      <text:p text:style-name="P7">Para usar el curvarl() se necesita los permisos para select, para usar nextval() y setval se necesita permisos de update().</text:p>
      <text:p text:style-name="P7"/>
      <text:p text:style-name="P7">Para dar permiso solo a curval y nextval() se puede dar el permiso usage.</text:p>
      <text:p text:style-name="P12"/>
      <text:p text:style-name="P7"/>
      <text:p text:style-name="P7">Privilegio create: permite crear esquemas dentro de una base de datos.</text:p>
      <text:p text:style-name="P12"/>
      <text:p text:style-name="P7"/>
      <text:p text:style-name="P7">Privilegio connect: permiso de conexión</text:p>
      <text:p text:style-name="P12"/>
      <text:p text:style-name="P7"/>
      <text:p text:style-name="P14">role_specification:</text:p>
      <text:list xml:id="list498783207947919807" text:style-name="L2">
        <text:list-item>
          <text:p text:style-name="P9">public: da privilegio a todos los roles actuales y futuros</text:p>
        </text:list-item>
      </text:list>
      <text:p text:style-name="P13"/>
      <text:p text:style-name="P8"/>
      <text:p text:style-name="P10">With grant option: le da permiso a un usuario para dar el mismo permiso a otros usuarios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4:11.774440557</meta:creation-date>
    <dc:date>2017-03-27T16:15:51.965180176</dc:date>
    <meta:editing-duration>PT1H32M5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296" meta:character-count="1807" meta:non-whitespace-character-count="1512"/>
  </office:meta>
</office:document-meta>
</file>